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4.33mm"/>
    </style:style>
    <style:style style:name="co2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5.26mm"/>
    </style:style>
    <style:style style:name="co5" style:family="table-column">
      <style:table-column-properties fo:break-before="auto" style:column-width="26.71mm"/>
    </style:style>
    <style:style style:name="co6" style:family="table-column">
      <style:table-column-properties fo:break-before="auto" style:column-width="45.17mm"/>
    </style:style>
    <style:style style:name="co7" style:family="table-column">
      <style:table-column-properties fo:break-before="auto" style:column-width="40.64mm"/>
    </style:style>
    <style:style style:name="co8" style:family="table-column">
      <style:table-column-properties fo:break-before="auto" style:column-width="79.3mm"/>
    </style:style>
    <style:style style:name="co9" style:family="table-column">
      <style:table-column-properties fo:break-before="auto" style:column-width="38.21mm"/>
    </style:style>
    <style:style style:name="co10" style:family="table-column">
      <style:table-column-properties fo:break-before="auto" style:column-width="56.32mm"/>
    </style:style>
    <style:style style:name="co11" style:family="table-column">
      <style:table-column-properties fo:break-before="auto" style:column-width="32.28mm"/>
    </style:style>
    <style:style style:name="co12" style:family="table-column">
      <style:table-column-properties fo:break-before="auto" style:column-width="70.59mm"/>
    </style:style>
    <style:style style:name="co13" style:family="table-column">
      <style:table-column-properties fo:break-before="auto" style:column-width="61.19mm"/>
    </style:style>
    <style:style style:name="co14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8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arements intérieurs verticau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ce3"/>
        <table:table-column table:style-name="co3" table:number-columns-repeated="3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'Parements intérieurs verticaux'.C4:.C9])" office:value-type="float" office:value="54" calcext:value-type="float">
            <text:p>54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'Parements intérieurs verticaux'.D4]*15" office:value-type="currency" office:currency="EUR" office:value="810" calcext:value-type="currency">
            <text:p>810,00 €</text:p>
          </table:table-cell>
          <table:table-cell table:style-name="ce3" table:formula="of:=['Parements intérieurs verticaux'.I4]*1.2" office:value-type="currency" office:currency="EUR" office:value="972" calcext:value-type="currency">
            <text:p>972,0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9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asseaux Douglas</text:p>
          </table:table-cell>
          <table:table-cell office:value-type="string" calcext:value-type="string">
            <text:p>30x50</text:p>
          </table:table-cell>
          <table:table-cell/>
          <table:table-cell table:formula="of:=SUM(['Parements intérieurs verticaux'.C14:.C16])" office:value-type="float" office:value="103" calcext:value-type="float">
            <text:p>103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sans bande résiliente</text:p>
          </table:table-cell>
          <table:table-cell office:value-type="string" calcext:value-type="string">
            <text:p>tous les 40 ou 50 ?</text:p>
          </table:table-cell>
          <table:table-cell/>
          <table:table-cell table:formula="of:=['Parements intérieurs verticaux'.D13]*0.45" office:value-type="currency" office:currency="EUR" office:value="46.35" calcext:value-type="currency">
            <text:p>46,35 €</text:p>
          </table:table-cell>
          <table:table-cell table:style-name="ce3" table:formula="of:=['Parements intérieurs verticaux'.I13]*1.2" office:value-type="currency" office:currency="EUR" office:value="55.62" calcext:value-type="currency">
            <text:p>55,62 €</text:p>
          </table:table-cell>
          <table:table-cell/>
          <table:table-cell office:value-type="string" calcext:value-type="string">
            <text:p>120ml 32x50</text:p>
          </table:table-cell>
        </table:table-row>
        <table:table-row table:style-name="ro1">
          <table:table-cell table:number-columns-repeated="2"/>
          <table:table-cell table:formula="of:=ROUNDUP(['Parements intérieurs verticaux'.C5]/0.4)" office:value-type="float" office:value="73" calcext:value-type="float">
            <text:p>73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Façade sud</text:p>
          </table:table-cell>
          <table:table-cell office:value-type="string" calcext:value-type="string">
            <text:p>(tous les 40)</text:p>
          </table:table-cell>
          <table:table-cell/>
          <table:table-cell table:formula="of:=['Parements intérieurs verticaux'.C14]*0.45" office:value-type="currency" office:currency="EUR" office:value="32.85" calcext:value-type="currency">
            <text:p>32,85 €</text:p>
          </table:table-cell>
          <table:table-cell table:style-name="ce3" table:formula="of:=['Parements intérieurs verticaux'.I14]*1.2" office:value-type="currency" office:currency="EUR" office:value="39.42" calcext:value-type="currency">
            <text:p>39,42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9]/0.4" office:value-type="float" office:value="20" calcext:value-type="float">
            <text:p>2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Chambre P&amp;O</text:p>
          </table:table-cell>
          <table:table-cell table:number-columns-repeated="2"/>
          <table:table-cell table:formula="of:=['Parements intérieurs verticaux'.C15]*0.45" office:value-type="currency" office:currency="EUR" office:value="9" calcext:value-type="currency">
            <text:p>9,00 €</text:p>
          </table:table-cell>
          <table:table-cell table:style-name="ce3" table:formula="of:=['Parements intérieurs verticaux'.I15]*1.2" office:value-type="currency" office:currency="EUR" office:value="10.8" calcext:value-type="currency">
            <text:p>10,80 €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'Parements intérieurs verticaux'.C8]/0.4" office:value-type="float" office:value="10" calcext:value-type="float">
            <text:p>10</text:p>
          </table:table-cell>
          <table:table-cell/>
          <table:table-cell office:value-type="string" calcext:value-type="string">
            <text:p>ml</text:p>
          </table:table-cell>
          <table:table-cell office:value-type="string" calcext:value-type="string">
            <text:p>Salle de Jeu</text:p>
          </table:table-cell>
          <table:table-cell table:number-columns-repeated="2"/>
          <table:table-cell table:formula="of:=['Parements intérieurs verticaux'.C16]*0.45" office:value-type="currency" office:currency="EUR" office:value="4.5" calcext:value-type="currency">
            <text:p>4,50 €</text:p>
          </table:table-cell>
          <table:table-cell table:style-name="ce3" table:formula="of:=['Parements intérieurs verticaux'.I16]*1.2" office:value-type="currency" office:currency="EUR" office:value="5.4" calcext:value-type="currency">
            <text:p>5,40 €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OU</text:p>
          </table:table-cell>
          <table:table-cell table:number-columns-repeated="7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3"/>
          <table:table-cell table:number-columns-repeated="2"/>
        </table:table-row>
        <table:table-row table:style-name="ro1" table:number-rows-repeated="8">
          <table:table-cell table:number-columns-repeated="9"/>
          <table:table-cell table:style-name="ce3"/>
          <table:table-cell table:number-columns-repeated="2"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ements intérieurs plafond" table:style-name="ta1">
        <table:table-column table:style-name="co6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2"/>
        </table:table-row>
      </table:table>
      <table:table table:name="Parements extérieurs" table:style-name="ta1"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dage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m²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ache-moineaux</text:p>
          </table:table-cell>
          <table:table-cell table:number-columns-repeated="8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ROUNDUP((18.2*5+2.1*18+0.8*10+1.1*10+1.2*5+1.3*5)*1.1)" office:value-type="float" office:value="177" calcext:value-type="float">
            <text:p>177</text:p>
          </table:table-cell>
          <table:table-cell office:value-type="string" calcext:value-type="string">
            <text:p>ml</text:p>
          </table:table-cell>
          <table:table-cell table:number-columns-repeated="5"/>
        </table:table-row>
      </table:table>
      <table:table table:name="Structure débord bardage" table:style-name="ta1">
        <table:table-column table:style-name="co11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hevron Douglas</text:p>
          </table:table-cell>
          <table:table-cell office:value-type="string" calcext:value-type="string">
            <text:p>75x36x2000</text:p>
          </table:table-cell>
          <table:table-cell table:formula="of:=ROUNDUP(31*1.92*1.1)" office:value-type="float" office:value="66" calcext:value-type="float">
            <text:p>6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vertic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140x35x2000</text:p>
          </table:table-cell>
          <table:table-cell table:formula="of:=ROUNDUP(31*1*1.1)" office:value-type="float" office:value="35" calcext:value-type="float">
            <text:p>3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evrons horizontaux</text:p>
          </table:table-cell>
        </table:table-row>
      </table:table>
      <table:table table:name="Casquette" table:style-name="ta1">
        <table:table-column table:style-name="co12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</text:p>
          </table:table-cell>
          <table:table-cell table:number-columns-repeated="3"/>
          <table:table-cell office:value-type="string" calcext:value-type="string">
            <text:p>3 poteaux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olives &amp; Liens Douglas Hors Aubier</text:p>
          </table:table-cell>
          <table:table-cell office:value-type="string" calcext:value-type="string">
            <text:p>30x15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x150x3200</text:p>
          </table:table-cell>
          <table:table-cell table:formula="of:=ROUNDUP(9*3.2*1.1)" office:value-type="float" office:value="32" calcext:value-type="float">
            <text:p>3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d Pergola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/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Sud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s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uest</text:p>
          </table:table-cell>
        </table:table-row>
      </table:table>
      <table:table table:name="Carport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11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Solives et Liens Douglas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office:value-type="string" calcext:value-type="string">
            <text:p>5x15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75x200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45x145</text:p>
          </table:table-cell>
          <table:table-cell table:number-columns-repeated="4"/>
        </table:table-row>
      </table:table>
      <table:table table:name="Meubles" table:style-name="ta1"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3" table:default-cell-style-name="Default"/>
        <table:table-row table:style-name="ro1">
          <table:table-cell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14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4" table:formula="of:=8*4" office:value-type="float" office:value="32" calcext:value-type="float">
            <text:p>32</text:p>
          </table:table-cell>
          <table:table-cell table:style-name="ce1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4" table:formula="of:=10*1.5" office:value-type="float" office:value="15" calcext:value-type="float">
            <text:p>15</text:p>
          </table:table-cell>
          <table:table-cell table:style-name="ce1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4" table:formula="of:=[.C13]+[.C14]" office:value-type="float" office:value="47" calcext:value-type="float">
            <text:p>47</text:p>
          </table:table-cell>
          <table:table-cell table:style-name="ce1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1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4" table:formula="of:=[.C15]*1.1" office:value-type="float" office:value="51.7" calcext:value-type="float">
            <text:p>51,7</text:p>
          </table:table-cell>
          <table:table-cell table:style-name="ce1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/00/0000</text:date>, <text:time style:data-style-name="N2" text:time-value="08:50:35.7180448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03-31T08:56:13.843615916</dc:date>
    <meta:editing-duration>P2DT5H46M31S</meta:editing-duration>
    <meta:editing-cycles>153</meta:editing-cycles>
    <meta:generator>LibreOffice/5.2.0.4$Linux_x86 LibreOffice_project/20m0$Build-4</meta:generator>
    <meta:document-statistic meta:table-count="10" meta:cell-count="256" meta:object-count="0"/>
  </office:meta>
</office:document-meta>
</file>